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9cm" svg:y1="1.5cm" svg:x2="9cm" svg:y2="19.5cm">
          <text:p text:style-name="P3"/>
        </draw:line>
        <draw:line draw:style-name="gr1" draw:text-style-name="P1" draw:layer="layout" svg:x1="19cm" svg:y1="1.5cm" svg:x2="19cm" svg:y2="19.5cm">
          <text:p text:style-name="P3"/>
        </draw:line>
        <draw:frame draw:style-name="gr2" draw:text-style-name="P3" draw:layer="layout" svg:width="6cm" svg:height="1.25cm" svg:x="2cm" svg:y="2cm">
          <draw:text-box>
            <text:p text:style-name="P2">Browser</text:p>
          </draw:text-box>
        </draw:frame>
        <draw:frame draw:style-name="gr2" draw:text-style-name="P3" draw:layer="layout" svg:width="8cm" svg:height="1.25cm" svg:x="10cm" svg:y="2cm">
          <draw:text-box>
            <text:p text:style-name="P2">Crunchy Core</text:p>
          </draw:text-box>
        </draw:frame>
        <draw:frame draw:style-name="gr2" draw:text-style-name="P3" draw:layer="layout" svg:width="8cm" svg:height="1.25cm" svg:x="20cm" svg:y="2cm">
          <draw:text-box>
            <text:p text:style-name="P2">Crunchy Plugins</text:p>
          </draw:text-box>
        </draw:frame>
        <draw:custom-shape draw:style-name="gr3" draw:text-style-name="P1" draw:id="id1" draw:layer="layout" svg:width="6cm" svg:height="1.5cm" svg:x="2cm" svg:y="3cm">
          <text:p text:style-name="P2">User Requests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" draw:layer="layout" svg:width="6cm" svg:height="1.5cm" svg:x="2cm" svg:y="5cm">
          <text:p text:style-name="P2">Browser Dispatches</text:p>
          <text:p text:style-name="P2">Requ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cm" svg:y1="4.5cm" svg:x2="5cm" svg:y2="5cm" draw:start-shape="id1" draw:start-glue-point="2" draw:end-shape="id2" draw:end-glue-point="0">
          <text:p text:style-name="P3"/>
        </draw:connector>
        <draw:custom-shape draw:style-name="gr3" draw:text-style-name="P1" draw:id="id3" draw:layer="layout" svg:width="9cm" svg:height="2.5cm" svg:x="9.5cm" svg:y="4.5cm">
          <text:p text:style-name="P2">HTTP Server Parses Request,</text:p>
          <text:p text:style-name="P2">looks up the correct handler</text:p>
          <text:p text:style-name="P2">and passes control to a 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cm" svg:y1="5.75cm" svg:x2="9.5cm" svg:y2="5.75cm" draw:start-shape="id2" draw:start-glue-point="1" draw:end-shape="id3" draw:end-glue-point="3">
          <text:p text:style-name="P3"/>
        </draw:connector>
        <draw:custom-shape draw:style-name="gr3" draw:text-style-name="P1" draw:id="id4" draw:layer="layout" svg:width="9cm" svg:height="2.5cm" svg:x="19.5cm" svg:y="4.5cm">
          <text:p text:style-name="P2">Plugin asks for the appropriate</text:p>
          <text:p text:style-name="P2">filehandle from the</text:p>
          <text:p text:style-name="P2">lookup_file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5" draw:layer="layout" svg:width="9cm" svg:height="2cm" svg:x="19.5cm" svg:y="7.5cm">
          <text:p text:style-name="P2">lookup_file service finds an</text:p>
          <text:p text:style-name="P2">appropriate fileha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5cm" svg:y1="5.75cm" svg:x2="19.5cm" svg:y2="5.75cm" draw:start-shape="id3" draw:start-glue-point="1" draw:end-shape="id4" draw:end-glue-point="3">
          <text:p text:style-name="P3"/>
        </draw:connector>
        <draw:connector draw:style-name="gr4" draw:text-style-name="P1" draw:layer="layout" svg:x1="24cm" svg:y1="7cm" svg:x2="24cm" svg:y2="7.5cm" draw:start-shape="id4" draw:start-glue-point="2" draw:end-shape="id5" draw:end-glue-point="0">
          <text:p text:style-name="P3"/>
        </draw:connector>
        <draw:custom-shape draw:style-name="gr3" draw:text-style-name="P1" draw:id="id6" draw:layer="layout" svg:width="9cm" svg:height="2cm" svg:x="19.5cm" svg:y="10cm">
          <text:p text:style-name="P2">Original plugin asks for a new</text:p>
          <text:p text:style-name="P2">CrunchyPage to be created</text:p>
          <text:p text:style-name="P2">from fileha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4cm" svg:y1="9.5cm" svg:x2="24cm" svg:y2="10cm" draw:start-shape="id5" draw:start-glue-point="2" draw:end-shape="id6" draw:end-glue-point="0">
          <text:p text:style-name="P3"/>
        </draw:connector>
        <draw:custom-shape draw:style-name="gr3" draw:text-style-name="P1" draw:id="id7" draw:layer="layout" svg:width="9cm" svg:height="1cm" svg:x="9.5cm" svg:y="10.5cm">
          <text:p text:style-name="P2">Crunchy core parses page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8" draw:layer="layout" svg:width="9cm" svg:height="1cm" svg:x="9.5cm" svg:y="13cm">
          <text:p text:style-name="P2">...finds VLAM el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9" draw:layer="layout" svg:width="9cm" svg:height="2cm" svg:x="19.5cm" svg:y="12.5cm">
          <text:p text:style-name="P2">Plugin takes control and</text:p>
          <text:p text:style-name="P2">inserts appropriate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5cm" svg:y1="11cm" svg:x2="18.5cm" svg:y2="11cm" draw:start-shape="id6" draw:start-glue-point="3" draw:end-shape="id7" draw:end-glue-point="1">
          <text:p text:style-name="P3"/>
        </draw:connector>
        <draw:connector draw:style-name="gr4" draw:text-style-name="P1" draw:layer="layout" svg:x1="14cm" svg:y1="11.5cm" svg:x2="14cm" svg:y2="13cm" draw:start-shape="id7" draw:start-glue-point="2" draw:end-shape="id8" draw:end-glue-point="0">
          <text:p text:style-name="P3"/>
        </draw:connector>
        <draw:connector draw:style-name="gr5" draw:text-style-name="P1" draw:layer="layout" svg:x1="18.5cm" svg:y1="13.5cm" svg:x2="19.5cm" svg:y2="13.5cm" draw:start-shape="id8" draw:start-glue-point="1" draw:end-shape="id9" draw:end-glue-point="3">
          <text:p text:style-name="P3"/>
        </draw:connector>
        <draw:custom-shape draw:style-name="gr3" draw:text-style-name="P1" draw:id="id10" draw:layer="layout" svg:width="9cm" svg:height="1cm" svg:x="9.5cm" svg:y="16cm">
          <text:p text:style-name="P2">once conversion is comp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cm" svg:y1="14cm" svg:x2="14cm" svg:y2="16cm" draw:start-shape="id8" draw:start-glue-point="2" draw:end-shape="id10" draw:end-glue-point="0">
          <text:p text:style-name="P3"/>
        </draw:connector>
        <draw:custom-shape draw:style-name="gr3" draw:text-style-name="P1" draw:id="id11" draw:layer="layout" svg:width="9cm" svg:height="3cm" svg:x="19.5cm" svg:y="15cm">
          <text:p text:style-name="P2">Original plugin gets back</text:p>
          <text:p text:style-name="P2">control and sends HTML</text:p>
          <text:p text:style-name="P2">code down the connection to </text:p>
          <text:p text:style-name="P2">the 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5cm" svg:y1="16.5cm" svg:x2="19.5cm" svg:y2="16.5cm" draw:start-shape="id10" draw:start-glue-point="1" draw:end-shape="id11" draw:end-glue-point="3">
          <text:p text:style-name="P3"/>
        </draw:connector>
        <draw:custom-shape draw:style-name="gr3" draw:text-style-name="P1" draw:id="id12" draw:layer="layout" svg:width="7cm" svg:height="1cm" svg:x="1.5cm" svg:y="18.5cm">
          <text:p text:style-name="P2">Browser displays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4cm" svg:y1="18cm" svg:x2="8.5cm" svg:y2="19cm" draw:start-shape="id11" draw:start-glue-point="2" draw:end-shape="id12" draw:end-glue-point="1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ohannes Woolard</meta:initial-creator>
    <meta:creation-date>2007-03-05T13:34:10</meta:creation-date>
    <dc:creator>Johannes Woolard</dc:creator>
    <dc:date>2007-03-05T13:52:59</dc:date>
    <dc:language>en-GB</dc:language>
    <meta:editing-cycles>2</meta:editing-cycles>
    <meta:editing-duration>PT18M51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